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558cm" fo:margin-left="0cm" fo:margin-top="0cm" fo:margin-bottom="0cm" table:align="left"/>
    </style:style>
    <style:style style:name="Table1.A" style:family="table-column">
      <style:table-column-properties style:column-width="3.863cm"/>
    </style:style>
    <style:style style:name="Table1.B" style:family="table-column">
      <style:table-column-properties style:column-width="5.263cm"/>
    </style:style>
    <style:style style:name="Table1.C" style:family="table-column">
      <style:table-column-properties style:column-width="6.431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" fo:padding-left="0.318cm" fo:padding-right="0.318cm" fo:padding-top="0.423cm" fo:padding-bottom="0.423cm" fo:border="none"/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-left="0.318cm" fo:padding-right="0.318cm" fo:padding-top="0.212cm" fo:padding-bottom="0.212cm" fo:border="none"/>
    </style:style>
    <style:style style:name="Table1.3" style:family="table-row">
      <style:table-row-properties style:min-row-height="2.011cm" fo:keep-together="auto"/>
    </style:style>
    <style:style style:name="P1" style:family="paragraph" style:parent-style-name="Heading_20_2" style:master-page-name="Standard">
      <style:paragraph-properties fo:margin-top="0cm" fo:margin-bottom="0.423cm" style:contextual-spacing="false" fo:line-height="150%" fo:keep-together="auto" style:page-number="1" fo:padding="0cm" fo:border="none" fo:keep-with-next="auto"/>
      <style:text-properties fo:color="#1f1f1f" loext:opacity="100%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.423cm" fo:margin-bottom="0.423cm" style:contextual-spacing="false" fo:line-height="175%" fo:padding="0cm" fo:border="none"/>
      <style:text-properties fo:color="#1f1f1f" loext:opacity="100%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fo:color="#1f1f1f" loext:opacity="100%" fo:font-size="12pt" style:font-size-asian="12pt" style:font-size-complex="12pt"/>
    </style:style>
    <style:style style:name="P4" style:family="paragraph" style:parent-style-name="Standard">
      <style:paragraph-properties fo:margin-top="0.423cm" fo:margin-bottom="0.423cm" style:contextual-spacing="false" fo:line-height="175%" fo:padding="0cm" fo:border="none"/>
      <style:text-properties fo:color="#1f1f1f" loext:opacity="100%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42%"/>
      <style:text-properties fo:color="#1f1f1f" loext:opacity="100%" fo:font-size="10.5pt" style:font-size-asian="10.5pt" style:font-size-complex="10.5pt"/>
    </style:style>
    <style:style style:name="P6" style:family="paragraph" style:parent-style-name="Standard" style:list-style-name="WWNum6">
      <style:paragraph-properties fo:margin-left="1.27cm" fo:margin-right="0cm" fo:margin-top="0.106cm" fo:margin-bottom="0cm" style:contextual-spacing="false" fo:line-height="175%" fo:text-indent="-0.635cm" style:auto-text-indent="false" fo:padding="0cm" fo:border="none"/>
    </style:style>
    <style:style style:name="P7" style:family="paragraph" style:parent-style-name="Standard" style:list-style-name="WWNum6">
      <style:paragraph-properties fo:margin-left="1.27cm" fo:margin-right="0cm" fo:margin-top="0cm" fo:margin-bottom="0.106cm" style:contextual-spacing="false" fo:line-height="175%" fo:text-indent="-0.635cm" style:auto-text-indent="false" fo:padding="0cm" fo:border="none"/>
    </style:style>
    <style:style style:name="P8" style:family="paragraph" style:parent-style-name="Standard" style:list-style-name="WWNum3">
      <style:paragraph-properties fo:margin-left="1.27cm" fo:margin-right="0cm" fo:margin-top="0.106cm" fo:margin-bottom="0cm" style:contextual-spacing="false" fo:line-height="175%" fo:text-indent="-0.635cm" style:auto-text-indent="false" fo:padding="0cm" fo:border="none"/>
    </style:style>
    <style:style style:name="P9" style:family="paragraph" style:parent-style-name="Standard" style:list-style-name="WWNum3">
      <style:paragraph-properties fo:margin-left="1.27cm" fo:margin-right="0cm" fo:margin-top="0cm" fo:margin-bottom="0.106cm" style:contextual-spacing="false" fo:line-height="175%" fo:text-indent="-0.635cm" style:auto-text-indent="false" fo:padding="0cm" fo:border="none"/>
    </style:style>
    <style:style style:name="P10" style:family="paragraph" style:parent-style-name="Standard" style:list-style-name="WWNum1">
      <style:paragraph-properties fo:margin-left="1.27cm" fo:margin-right="0cm" fo:margin-top="0.106cm" fo:margin-bottom="0cm" style:contextual-spacing="false" fo:line-height="175%" fo:text-indent="-0.635cm" style:auto-text-indent="false" fo:padding="0cm" fo:border="none"/>
    </style:style>
    <style:style style:name="P11" style:family="paragraph" style:parent-style-name="Standard" style:list-style-name="WWNum1">
      <style:paragraph-properties fo:margin-left="1.27cm" fo:margin-right="0cm" fo:margin-top="0cm" fo:margin-bottom="0.106cm" style:contextual-spacing="false" fo:line-height="175%" fo:text-indent="-0.635cm" style:auto-text-indent="false" fo:padding="0cm" fo:border="none"/>
    </style:style>
    <style:style style:name="P12" style:family="paragraph" style:parent-style-name="Standard" style:list-style-name="WWNum7">
      <style:paragraph-properties fo:margin-left="1.27cm" fo:margin-right="0cm" fo:margin-top="0.106cm" fo:margin-bottom="0cm" style:contextual-spacing="false" fo:line-height="175%" fo:text-indent="-0.635cm" style:auto-text-indent="false" fo:padding="0cm" fo:border="none"/>
    </style:style>
    <style:style style:name="P13" style:family="paragraph" style:parent-style-name="Standard" style:list-style-name="WWNum7">
      <style:paragraph-properties fo:margin-left="1.27cm" fo:margin-right="0cm" fo:margin-top="0cm" fo:margin-bottom="0.106cm" style:contextual-spacing="false" fo:line-height="175%" fo:text-indent="-0.635cm" style:auto-text-indent="false" fo:padding="0cm" fo:border="none"/>
    </style:style>
    <style:style style:name="P14" style:family="paragraph" style:parent-style-name="Standard" style:list-style-name="WWNum8">
      <style:paragraph-properties fo:margin-left="1.27cm" fo:margin-right="0cm" fo:margin-top="0.106cm" fo:margin-bottom="0cm" style:contextual-spacing="false" fo:line-height="175%" fo:text-indent="-0.635cm" style:auto-text-indent="false" fo:padding="0cm" fo:border="none"/>
    </style:style>
    <style:style style:name="P15" style:family="paragraph" style:parent-style-name="Standard" style:list-style-name="WWNum8">
      <style:paragraph-properties fo:margin-left="1.27cm" fo:margin-right="0cm" fo:margin-top="0cm" fo:margin-bottom="0.106cm" style:contextual-spacing="false" fo:line-height="175%" fo:text-indent="-0.635cm" style:auto-text-indent="false" fo:padding="0cm" fo:border="none"/>
    </style:style>
    <style:style style:name="P16" style:family="paragraph" style:parent-style-name="Standard" style:list-style-name="WWNum2">
      <style:paragraph-properties fo:margin-left="1.27cm" fo:margin-right="0cm" fo:margin-top="0.106cm" fo:margin-bottom="0cm" style:contextual-spacing="false" fo:line-height="175%" fo:text-indent="-0.635cm" style:auto-text-indent="false" fo:padding="0cm" fo:border="none"/>
    </style:style>
    <style:style style:name="P17" style:family="paragraph" style:parent-style-name="Standard" style:list-style-name="WWNum2">
      <style:paragraph-properties fo:margin-left="1.27cm" fo:margin-right="0cm" fo:margin-top="0cm" fo:margin-bottom="0.106cm" style:contextual-spacing="false" fo:line-height="175%" fo:text-indent="-0.635cm" style:auto-text-indent="false" fo:padding="0cm" fo:border="none"/>
    </style:style>
    <style:style style:name="P18" style:family="paragraph" style:parent-style-name="Standard" style:list-style-name="WWNum5">
      <style:paragraph-properties fo:margin-left="1.27cm" fo:margin-right="0cm" fo:margin-top="0.106cm" fo:margin-bottom="0cm" style:contextual-spacing="false" fo:line-height="175%" fo:text-indent="-0.635cm" style:auto-text-indent="false" fo:padding="0cm" fo:border="none"/>
    </style:style>
    <style:style style:name="P19" style:family="paragraph" style:parent-style-name="Standard" style:list-style-name="WWNum5">
      <style:paragraph-properties fo:margin-left="1.27cm" fo:margin-right="0cm" fo:margin-top="0cm" fo:margin-bottom="0.106cm" style:contextual-spacing="false" fo:line-height="175%" fo:text-indent="-0.635cm" style:auto-text-indent="false" fo:padding="0cm" fo:border="none"/>
    </style:style>
    <style:style style:name="P20" style:family="paragraph" style:parent-style-name="Standard" style:list-style-name="WWNum4">
      <style:paragraph-properties fo:margin-left="1.27cm" fo:margin-right="0cm" fo:margin-top="0.106cm" fo:margin-bottom="0cm" style:contextual-spacing="false" fo:line-height="175%" fo:text-indent="-0.635cm" style:auto-text-indent="false" fo:padding="0cm" fo:border="none"/>
    </style:style>
    <style:style style:name="P21" style:family="paragraph" style:parent-style-name="Standard" style:list-style-name="WWNum4">
      <style:paragraph-properties fo:margin-left="1.27cm" fo:margin-right="0cm" fo:margin-top="0cm" fo:margin-bottom="0cm" style:contextual-spacing="false" fo:line-height="175%" fo:text-indent="-0.635cm" style:auto-text-indent="false" fo:padding="0cm" fo:border="none"/>
    </style:style>
    <style:style style:name="T1" style:family="text">
      <style:text-properties fo:color="#1f1f1f" loext:opacity="100%" fo:font-size="12pt" fo:font-weight="bold" style:font-size-asian="12pt" style:font-weight-asian="bold" style:font-size-complex="12pt"/>
    </style:style>
    <style:style style:name="T2" style:family="text">
      <style:text-properties fo:color="#1f1f1f" loext:opacity="100%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64uzjh7htrw"/>Databricks vs Snowflake: Uma Análise Detalhada</text:p>
      <text:p text:style-name="P2">Tanto o Databricks quanto o Snowflake são plataformas de dados em nuvem que oferecem recursos poderosos para análise de Big Data, machine learning e colaboração. No entanto, existem algumas diferenças importantes entre as duas plataformas que podem te ajudar a decidir qual é a melhor opção para suas necessidades.</text:p>
      <text:p text:style-name="P4">1. Arquitetura:</text:p>
      <text:list xml:id="list3437715432" text:style-name="WWNum6">
        <text:list-item>
          <text:p text:style-name="P6"><text:span text:style-name="T1">Databricks:</text:span><text:span text:style-name="T2"> Arquitetura de </text:span><text:span text:style-name="T1">data lakehouse</text:span><text:span text:style-name="T2">, que combina as características de um data lake e um data warehouse em um único ambiente. Isso significa que ele pode armazenar dados brutos e estruturados, e oferece recursos para análise complexa, machine learning e governança de dados.</text:span></text:p>
        </text:list-item>
        <text:list-item>
          <text:p text:style-name="P7"><text:span text:style-name="T1">Snowflake:</text:span><text:span text:style-name="T2"> Arquitetura de </text:span><text:span text:style-name="T1">data warehouse</text:span><text:span text:style-name="T2"> tradicional. Ele foi projetado para armazenar e analisar dados estruturados, e oferece recursos para consultas SQL complexas, visualização de dados e governança de dados.</text:span></text:p>
        </text:list-item>
      </text:list>
      <text:p text:style-name="P4">2. Armazenamento de dados:</text:p>
      <text:list xml:id="list1653837425" text:style-name="WWNum3">
        <text:list-item>
          <text:p text:style-name="P8"><text:span text:style-name="T1">Databricks:</text:span><text:span text:style-name="T2"> Suporta diversos formatos de dados, incluindo </text:span><text:span text:style-name="T1">estruturados, semi-estruturados e não estruturados</text:span><text:span text:style-name="T2">. Isso o torna ideal para armazenar todos os seus dados em um único local, sem a necessidade de pré-processamento ou conversão.</text:span></text:p>
        </text:list-item>
        <text:list-item>
          <text:p text:style-name="P9"><text:span text:style-name="T1">Snowflake:</text:span><text:span text:style-name="T2"> Projetado para armazenar </text:span><text:span text:style-name="T1">dados estruturados</text:span><text:span text:style-name="T2">. Se você precisa armazenar dados não estruturados, como imagens ou vídeos, precisará usar um armazenamento adicional.</text:span></text:p>
        </text:list-item>
      </text:list>
      <text:p text:style-name="P4">3. Processamento de dados:</text:p>
      <text:list xml:id="list3561231921" text:style-name="WWNum1">
        <text:list-item>
          <text:p text:style-name="P10"><text:span text:style-name="T1">Databricks:</text:span><text:span text:style-name="T2"> Utiliza o </text:span><text:span text:style-name="T1">Apache Spark</text:span><text:span text:style-name="T2"> como mecanismo de processamento de dados, oferecendo alto desempenho, escalabilidade e capacidade de lidar com grandes volumes de dados complexos.</text:span></text:p>
        </text:list-item>
        <text:list-item>
          <text:p text:style-name="P11"><text:soft-page-break/><text:span text:style-name="T1">Snowflake:</text:span><text:span text:style-name="T2"> Possui seu próprio mecanismo de processamento de dados otimizado para consultas SQL complexas. Ele oferece bom desempenho, mas pode não ser tão escalável quanto o Databricks para workloads de Big Data.</text:span></text:p>
        </text:list-item>
      </text:list>
      <text:p text:style-name="P4">4. Machine learning:</text:p>
      <text:list xml:id="list1335817368" text:style-name="WWNum7">
        <text:list-item>
          <text:p text:style-name="P12"><text:span text:style-name="T1">Databricks:</text:span><text:span text:style-name="T2"> Oferece ferramentas integradas para machine learning, como MLflow, que facilitam o desenvolvimento, o treinamento, a implantação e o monitoramento de modelos de aprendizado de máquina em grande escala.</text:span></text:p>
        </text:list-item>
        <text:list-item>
          <text:p text:style-name="P13"><text:span text:style-name="T1">Snowflake:</text:span><text:span text:style-name="T2"> Suporta machine learning, mas não oferece as mesmas ferramentas integradas e recursos avançados que o Databricks.</text:span></text:p>
        </text:list-item>
      </text:list>
      <text:p text:style-name="P4">5. Governança e segurança de dados:</text:p>
      <text:list xml:id="list936094685" text:style-name="WWNum8">
        <text:list-item>
          <text:p text:style-name="P14"><text:span text:style-name="T1">Databricks:</text:span><text:span text:style-name="T2"> Oferece recursos robustos de governança e segurança de dados para proteger seus dados e garantir a conformidade com os regulamentos de privacidade.</text:span></text:p>
        </text:list-item>
        <text:list-item>
          <text:p text:style-name="P15"><text:span text:style-name="T1">Snowflake:</text:span><text:span text:style-name="T2"> Também oferece recursos de governança e segurança de dados, mas a plataforma é conhecida por sua simplicidade e facilidade de uso, o que pode significar menos opções de granulação de controle e personalização.</text:span></text:p>
        </text:list-item>
      </text:list>
      <text:p text:style-name="P4">6. Preço:</text:p>
      <text:list xml:id="list1081849308" text:style-name="WWNum2">
        <text:list-item>
          <text:p text:style-name="P16"><text:span text:style-name="T1">Databricks:</text:span><text:span text:style-name="T2"> Modelo de </text:span><text:span text:style-name="T1">preço baseado no uso</text:span><text:span text:style-name="T2">, que pode ser mais caro para grandes conjuntos de dados e workloads complexas.</text:span></text:p>
        </text:list-item>
        <text:list-item>
          <text:p text:style-name="P17"><text:span text:style-name="T1">Snowflake:</text:span><text:span text:style-name="T2"> Modelo de </text:span><text:span text:style-name="T1">preço baseado em créditos e armazenamento</text:span><text:span text:style-name="T2">, que pode ser mais previsível, mas também pode ser mais caro para grandes conjuntos de dados.</text:span></text:p>
        </text:list-item>
      </text:list>
      <text:p text:style-name="P4">7. Casos de uso:</text:p>
      <text:list xml:id="list3192522826" text:style-name="WWNum5">
        <text:list-item>
          <text:p text:style-name="P18"><text:span text:style-name="T1">Databricks:</text:span><text:span text:style-name="T2"> Ideal para empresas que precisam de uma plataforma </text:span><text:span text:style-name="T1">versátil e escalável</text:span><text:span text:style-name="T2"> que possa lidar com todos os seus dados, desde os brutos até os </text:span><text:soft-page-break/><text:span text:style-name="T2">estruturados, e que oferecem recursos avançados de análise, machine learning e colaboração.</text:span></text:p>
        </text:list-item>
        <text:list-item>
          <text:p text:style-name="P19"><text:span text:style-name="T1">Snowflake:</text:span><text:span text:style-name="T2"> Ideal para empresas que precisam de uma solução de </text:span><text:span text:style-name="T1">data warehouse</text:span><text:span text:style-name="T2"> simples e pronta para uso, com bom desempenho para consultas SQL complexas e visualização de dados.</text:span></text:p>
        </text:list-item>
      </text:list>
      <text:p text:style-name="P4">Em resumo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aracterística</text:p>
          </table:table-cell>
          <table:table-cell table:style-name="Table1.A1" office:value-type="string">
            <text:p text:style-name="P3">Databricks</text:p>
          </table:table-cell>
          <table:table-cell table:style-name="Table1.A1" office:value-type="string">
            <text:p text:style-name="P3">Snowflake</text:p>
          </table:table-cell>
        </table:table-row>
        <table:table-row table:style-name="Table1.2">
          <table:table-cell table:style-name="Table1.A2" office:value-type="string">
            <text:p text:style-name="P5">Arquitetura</text:p>
          </table:table-cell>
          <table:table-cell table:style-name="Table1.A2" office:value-type="string">
            <text:p text:style-name="P5">Data lakehouse</text:p>
          </table:table-cell>
          <table:table-cell table:style-name="Table1.A2" office:value-type="string">
            <text:p text:style-name="P5">Data warehouse</text:p>
          </table:table-cell>
        </table:table-row>
        <table:table-row table:style-name="Table1.3">
          <table:table-cell table:style-name="Table1.A2" office:value-type="string">
            <text:p text:style-name="P5">Armazenamento de dados</text:p>
          </table:table-cell>
          <table:table-cell table:style-name="Table1.A2" office:value-type="string">
            <text:p text:style-name="P5">Estruturados, semi-estruturados e não estruturados</text:p>
          </table:table-cell>
          <table:table-cell table:style-name="Table1.A2" office:value-type="string">
            <text:p text:style-name="P5">Estruturados</text:p>
          </table:table-cell>
        </table:table-row>
        <table:table-row table:style-name="Table1.1">
          <table:table-cell table:style-name="Table1.A2" office:value-type="string">
            <text:p text:style-name="P5">Processamento de dados</text:p>
          </table:table-cell>
          <table:table-cell table:style-name="Table1.A2" office:value-type="string">
            <text:p text:style-name="P5">Apache Spark</text:p>
          </table:table-cell>
          <table:table-cell table:style-name="Table1.A2" office:value-type="string">
            <text:p text:style-name="P5">Mecanismo próprio</text:p>
          </table:table-cell>
        </table:table-row>
        <table:table-row table:style-name="Table1.1">
          <table:table-cell table:style-name="Table1.A2" office:value-type="string">
            <text:p text:style-name="P5">Machine learning</text:p>
          </table:table-cell>
          <table:table-cell table:style-name="Table1.A2" office:value-type="string">
            <text:p text:style-name="P5">Ferramentas integradas e recursos avançados</text:p>
          </table:table-cell>
          <table:table-cell table:style-name="Table1.A2" office:value-type="string">
            <text:p text:style-name="P5">Suporta, mas com menos opções</text:p>
          </table:table-cell>
        </table:table-row>
        <table:table-row table:style-name="Table1.1">
          <table:table-cell table:style-name="Table1.A2" office:value-type="string">
            <text:p text:style-name="P5">Governança e segurança</text:p>
          </table:table-cell>
          <table:table-cell table:style-name="Table1.A2" office:value-type="string">
            <text:p text:style-name="P5">Robusta</text:p>
          </table:table-cell>
          <table:table-cell table:style-name="Table1.A2" office:value-type="string">
            <text:p text:style-name="P5">Boa, mas menos personalizável</text:p>
          </table:table-cell>
        </table:table-row>
        <table:table-row table:style-name="Table1.2">
          <table:table-cell table:style-name="Table1.A2" office:value-type="string">
            <text:p text:style-name="P5">Preço</text:p>
          </table:table-cell>
          <table:table-cell table:style-name="Table1.A2" office:value-type="string">
            <text:p text:style-name="P5">Baseado no uso</text:p>
          </table:table-cell>
          <table:table-cell table:style-name="Table1.A2" office:value-type="string">
            <text:p text:style-name="P5">Créditos e armazenamento</text:p>
          </table:table-cell>
        </table:table-row>
        <table:table-row table:style-name="Table1.3">
          <table:table-cell table:style-name="Table1.A2" office:value-type="string">
            <text:p text:style-name="P5">Casos de uso</text:p>
          </table:table-cell>
          <table:table-cell table:style-name="Table1.A2" office:value-type="string">
            <text:p text:style-name="P5">Versátil e escalável para diversos tipos de dados e workloads</text:p>
          </table:table-cell>
          <table:table-cell table:style-name="Table1.A2" office:value-type="string">
            <text:p text:style-name="P5">Data warehouse simples e pronta para uso para consultas SQL e visualização</text:p>
          </table:table-cell>
        </table:table-row>
      </table:table>
      <text:p text:style-name="P4">A melhor plataforma para você dependerá de suas necessidades e prioridades específicas.</text:p>
      <text:p text:style-name="P4">Recomendo que você avalie os seguintes fatores ao escolher uma plataforma:</text:p>
      <text:list xml:id="list1023731315" text:style-name="WWNum4">
        <text:list-item>
          <text:p text:style-name="P20"><text:span text:style-name="T1">Seus casos de uso:</text:span><text:span text:style-name="T2"> Quais são suas principais necessidades de análise de dados? Você precisa de uma plataforma para consultas ad-hoc, análises complexas, machine learning ou outras tarefas?</text:span></text:p>
        </text:list-item>
        <text:list-item>
          <text:p text:style-name="P21"><text:soft-page-break/><text:span text:style-name="T1">O tipo de dados que você precisa armazenar:</text:span><text:span text:style-name="T2"> Você precisa armazenar dados brutos, estruturados ou ambos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f1f1f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f1f1f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f1f1f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f1f1f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f1f1f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f1f1f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f1f1f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f1f1f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999cm" fo:margin-bottom="1.998cm" fo:margin-left="2.999cm" fo:margin-right="1.998cm" fo:background-color="#ffffff" style:writing-mode="lr-tb" style:layout-grid-color="#c0c0c0" style:layout-grid-lines="2470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4T23:34:37.600262065</dc:date>
    <meta:editing-duration>PT1M33S</meta:editing-duration>
    <meta:editing-cycles>1</meta:editing-cycles>
    <meta:document-statistic meta:table-count="1" meta:image-count="0" meta:object-count="0" meta:page-count="4" meta:paragraph-count="52" meta:word-count="638" meta:character-count="4227" meta:non-whitespace-character-count="3657"/>
  </office:meta>
</office:document-meta>
</file>